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4]+[.E50]" office:value-type="float" office:value="-4" calcext:value-type="float">
            <text:p>-4</text:p>
          </table:table-cell>
          <table:table-cell table:formula="of:=[.D54]-40" office:value-type="float" office:value="-44" calcext:value-type="float">
            <text:p>-44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.00.0000</text:date>, <text:time style:data-style-name="N2" text:time-value="20:10:21.31707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6.2$Linux_X86_64 LibreOffice_project/20$Build-2</meta:generator>
    <dc:date>2019-09-08T20:10:48.750980938</dc:date>
    <meta:editing-duration>PT16H43M12S</meta:editing-duration>
    <meta:editing-cycles>98</meta:editing-cycles>
    <meta:document-statistic meta:table-count="1" meta:cell-count="116" meta:object-count="0"/>
  </office:meta>
</office:document-meta>
</file>